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27.75pt"/>
    </style:style>
    <style:style style:name="co5" style:family="table-column">
      <style:table-column-properties fo:break-before="auto" style:column-width="26.19pt"/>
    </style:style>
    <style:style style:name="co6" style:family="table-column">
      <style:table-column-properties fo:break-before="auto" style:column-width="102.64pt"/>
    </style:style>
    <style:style style:name="co7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UML Class Diagram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r. Vineyard CS10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sign for JavaLumen Corp. coffee sal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<text:s/>+</text:p>
          </table:table-cell>
          <table:table-cell table:style-name="ce6" office:value-type="string" calcext:value-type="string">
            <text:p>publ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table:style-name="ce7" office:value-type="string" calcext:value-type="string">
            <text:p>private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packag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<text:s/>#</text:p>
          </table:table-cell>
          <table:table-cell table:style-name="ce8" office:value-type="string" calcext:value-type="string">
            <text:p>protected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legend</text:p>
          </table:table-cell>
          <table:covered-table-cell/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ce9"/>
          <table:table-cell table:style-name="ce6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CoffeePurchase</text:p>
          </table:table-cell>
          <table:table-cell table:style-name="ce7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/>
          <table:table-cell table:style-name="ce5"/>
          <table:table-cell table:style-name="ce10"/>
          <table:table-cell table:style-name="ce12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<text:span text:style-name="T1">main</text:span>(args:String [])</text:p>
          </table:table-cell>
          <table:table-cell table:style-name="ce7"/>
        </table:table-row>
        <table:table-row table:style-name="ro1">
          <table:table-cell/>
          <table:table-cell table:style-name="ce3"/>
          <table:table-cell table:style-name="ce11"/>
          <table:table-cell table:style-name="ce8"/>
        </table:table-row>
      </table:table>
      <table:table table:name="Data Tabl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r. Vineyard CS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ign for JavaLumen Corp. coffee sa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Data Table for main(args)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Variable or Constant</text:p>
          </table:table-cell>
          <table:table-cell table:style-name="ce14" office:value-type="string" calcext:value-type="string">
            <text:p>Type</text:p>
          </table:table-cell>
          <table:table-cell table:style-name="ce13" office:value-type="string" calcext:value-type="string">
            <text:p>Purpo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rgs</text:p>
          </table:table-cell>
          <table:table-cell office:value-type="string" calcext:value-type="string">
            <text:p>String []</text:p>
          </table:table-cell>
          <table:table-cell office:value-type="string" calcext:value-type="string">
            <text:p>parameter, unus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G_PRIC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urrent charge for 2 lb. Ba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RGE_BOX_PRIC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urrent charge for large bo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D_BOX_PRIC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urrent charge for large bo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MALL_BOX_PRIC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urrent charge for large bo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GS_IN_LAR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bags in large bo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GS_IN_M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bags in medium bo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GS_IN_SMAL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bags in small bo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stomerName</text:p>
          </table:table-cell>
          <table:table-cell office:value-type="string" calcext:value-type="string">
            <text:p>String </text:p>
          </table:table-cell>
          <table:table-cell office:value-type="string" calcext:value-type="string">
            <text:p>name of custom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yEntry</text:p>
          </table:table-cell>
          <table:table-cell office:value-type="string" calcext:value-type="string">
            <text:p>String </text:p>
          </table:table-cell>
          <table:table-cell office:value-type="string" calcext:value-type="string">
            <text:p>input of d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eric d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nthEntry</text:p>
          </table:table-cell>
          <table:table-cell office:value-type="string" calcext:value-type="string">
            <text:p>String </text:p>
          </table:table-cell>
          <table:table-cell office:value-type="string" calcext:value-type="string">
            <text:p>input of mont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nth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eric mont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earEntry</text:p>
          </table:table-cell>
          <table:table-cell office:value-type="string" calcext:value-type="string">
            <text:p>String </text:p>
          </table:table-cell>
          <table:table-cell office:value-type="string" calcext:value-type="string">
            <text:p>input of ye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ear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eric ye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urchaseDate</text:p>
          </table:table-cell>
          <table:table-cell office:value-type="string" calcext:value-type="string">
            <text:p>SimpleDate</text:p>
          </table:table-cell>
          <table:table-cell office:value-type="string" calcext:value-type="string">
            <text:p>record today’s da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liveryDate</text:p>
          </table:table-cell>
          <table:table-cell office:value-type="string" calcext:value-type="string">
            <text:p>SimpleDate</text:p>
          </table:table-cell>
          <table:table-cell office:value-type="string" calcext:value-type="string">
            <text:p>date order delivered to custom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undsCoffeeEntry</text:p>
          </table:table-cell>
          <table:table-cell office:value-type="string" calcext:value-type="string">
            <text:p>String </text:p>
          </table:table-cell>
          <table:table-cell office:value-type="string" calcext:value-type="string">
            <text:p>input of amount purchas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undsCoffee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umeric amount purchas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undsCoffe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nteger amount request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gsCoffe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bags purchas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ffeeCos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st of coffe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rentBag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maining bags, needed for box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 text:c="2"/>calcul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LargeBox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large boxes need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MedBox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medium boxes need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umberSmallBox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small boxes neede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argeBoxCos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st of large box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dBoxCos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st of medium box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mallBoxCos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st of small box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NEY_FORMAT</text:p>
          </table:table-cell>
          <table:table-cell office:value-type="string" calcext:value-type="string">
            <text:p>String </text:p>
          </table:table-cell>
          <table:table-cell office:value-type="string" calcext:value-type="string">
            <text:p>“$#,##0.00” for standard money forma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iceFormat</text:p>
          </table:table-cell>
          <table:table-cell office:value-type="string" calcext:value-type="string">
            <text:p>DecimalFormat</text:p>
          </table:table-cell>
          <table:table-cell office:value-type="string" calcext:value-type="string">
            <text:p>object to format double to money 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BoxCos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otal cost of box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CostOfOrd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total cost of order (coffee and boxe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ffeeCostDisplay</text:p>
          </table:table-cell>
          <table:table-cell office:value-type="string" calcext:value-type="string">
            <text:p>String </text:p>
          </table:table-cell>
          <table:table-cell office:value-type="string" calcext:value-type="string">
            <text:p>cost of coffee as money 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gBoxDisplay</text:p>
          </table:table-cell>
          <table:table-cell office:value-type="string" calcext:value-type="string">
            <text:p>String </text:p>
          </table:table-cell>
          <table:table-cell office:value-type="string" calcext:value-type="string">
            <text:p>cost of large boxes as money 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dBoxDisplay</text:p>
          </table:table-cell>
          <table:table-cell office:value-type="string" calcext:value-type="string">
            <text:p>String </text:p>
          </table:table-cell>
          <table:table-cell office:value-type="string" calcext:value-type="string">
            <text:p>cost of medium boxes as money 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mBoxDisplay</text:p>
          </table:table-cell>
          <table:table-cell office:value-type="string" calcext:value-type="string">
            <text:p>String </text:p>
          </table:table-cell>
          <table:table-cell office:value-type="string" calcext:value-type="string">
            <text:p>cost of small boxes as money 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CostDisplay</text:p>
          </table:table-cell>
          <table:table-cell office:value-type="string" calcext:value-type="string">
            <text:p>String </text:p>
          </table:table-cell>
          <table:table-cell office:value-type="string" calcext:value-type="string">
            <text:p>totalCostOfOrder as money Str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urchaseOrder</text:p>
          </table:table-cell>
          <table:table-cell office:value-type="string" calcext:value-type="string">
            <text:p>String </text:p>
          </table:table-cell>
          <table:table-cell office:value-type="string" calcext:value-type="string">
            <text:p>String containing entire purchase order</text:p>
          </table:table-cell>
          <table:table-cell/>
        </table:table-row>
      </table:table>
      <table:table table:name="Algorithm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r. Vineyard CS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sign for JavaLumen Corp. coffee sale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lgorithm for main(arg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in(args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itialize BAG_PRIC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nitialize LARGE_BOX_PRIC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nitialize MED_BOX_PRIC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nitialize SMALL_BOX_PRIC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nitialize BAGS_IN_LARG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nitialize BAGS_IN_ME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nitialize BAGS_IN_SMALL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ead customerName using JOptionPane showInputDialo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ead dayEntr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ead monthEntr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ead yearEntr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ay ← <text:s/>convert dayEntry to int (using Integer.parseInt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onth ← convert monthEntry to i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year ← convert yearEntry to i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rchaseDate ← SimpleDate object from month, day, <text:s/>yea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liveryDate ← SimpleDate object from month, day, <text:s/>yea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liveryDate.nextDay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liveryDate.nextDay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liveryDate.nextDay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liveryDate.nextDay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liveryDate.nextDay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liveryDate.nextDay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liveryDate.nextDay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ead poundsCoffeeEntr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undsCoffeeDouble ← convert poundsCoffeeEntry to doub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undsCoffeeDouble ← ceiling of poundsCoffeeDoub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undsCoffee ← convert poundsCoffeeDouble to in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agsCoffee ← (poundsCoffee + 1)/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ffeeCost ← bagsCoffee * BAG_PRIC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urrentBags ← bagsCoffe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umberLargeBoxes ← currentBags / BAGS_IN_LARG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urrentBags ← currentBags % BAGS_IN_LARG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umberMedBoxes ← currentBags / BAGS_IN_ME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urrentBags ← currentBags % BAGS_IN_ME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umberSmallBoxes ← (currentBags + 2) / BAGS_IN_SMALL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argeBoxCost ← numberLargeBoxes * LARGE_BOX_PRIC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edBoxCost ← numberMedBoxes * MED_BOX_PRIC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mallBoxCost ← numberSmallBoxes * SMALL_BOX_PRIC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nitialize MONEY_FORMA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riceFormat ← construct DecimalFormat object from MONEY_FORMAT</text:p>
          </table:table-cell>
          <table:table-cell table:number-columns-repeated="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BoxCost ← largeBoxCost + medBoxCost + smallBoxCos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otalCostOfOrder ← coffeeCost + totalBoxCos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ffeeCostDisplay ← format coffeeCost <text:s/>using priceFormat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gBoxDisplay ← format largeBoxCost <text:s/>using priceFormat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edBoxDisplay ← format medBoxCost <text:s/>using priceFormat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mBoxDisplay ← format smallBoxCost <text:s/>using priceFormat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otalCostDisplay ← format totalCostOfOrder <text:s/>using priceFormat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rchaseOrder ← concatenate with labels all of customerName,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 text:c="2"/>purchaseDate, deliveryDate, bagsCoffee, coffeeCostDisplay,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 text:c="2"/>numberLargeBoxes, lgBoxDisplay, numberMedBoxes,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 text:c="2"/>medBoxDisplay, numberSmallBoxes, smBoxDisplay, totalCostDispla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rint purchaseOrder using JOptionPane showMessageDialog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7:09:05.470845775</meta:creation-date>
    <dc:date>2017-10-12T08:04:10.413701807</dc:date>
    <meta:editing-duration>PT14H44M13S</meta:editing-duration>
    <meta:editing-cycles>35</meta:editing-cycles>
    <meta:generator>LibreOffice/5.1.6.2$Linux_X86_64 LibreOffice_project/10m0$Build-2</meta:generator>
    <meta:document-statistic meta:table-count="3" meta:cell-count="195" meta:object-count="0"/>
  </office:meta>
</office:document-meta>
</file>